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pt" svg:height="253.67pt" svg:x="0.6pt" svg:y="153.04pt">
            <loext:p draw:notify-on-update-of-ranges="Sheet1.A2:Sheet1.A11 Sheet1.B1:Sheet1.B1 Sheet1.B2:Sheet1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1.56pt" svg:y="411.11pt">
            <loext:p draw:notify-on-update-of-ranges="Sheet1.A2:Sheet1.A12 Sheet1.C1:Sheet1.C1 Sheet1.C2:Sheet1.C12 Sheet1.A2:Sheet1.A12 Sheet1.D1:Sheet1.D1 Sheet1.D2:Sheet1.D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Non-zero gradients</text:p>
          </table:table-cell>
          <table:table-cell office:value-type="string" calcext:value-type="string">
            <text:p>Dungeon Lever Game</text:p>
          </table:table-cell>
          <table:table-cell office:value-type="string" calcext:value-type="string">
            <text:p>Waiting Lever G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8" calcext:value-type="float">
            <text:p>0.208</text:p>
          </table:table-cell>
          <table:table-cell table:formula="of:=(0.01848+0.013362)/2" office:value-type="float" office:value="0.015921" calcext:value-type="float">
            <text:p>0.015921</text:p>
          </table:table-cell>
          <table:table-cell table:formula="of:=(0.0851+0.102)/2" office:value-type="float" office:value="0.09355" calcext:value-type="float">
            <text:p>0.093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47" calcext:value-type="float">
            <text:p>0.347</text:p>
          </table:table-cell>
          <table:table-cell table:formula="of:=(0.00742+0.006168)/2" office:value-type="float" office:value="0.006794" calcext:value-type="float">
            <text:p>0.006794</text:p>
          </table:table-cell>
          <table:table-cell table:formula="of:=(0.325+0.328)/2" office:value-type="float" office:value="0.3265" calcext:value-type="float">
            <text:p>0.32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46" calcext:value-type="float">
            <text:p>0.246</text:p>
          </table:table-cell>
          <table:table-cell table:formula="of:=(0.00677776+0.005123)/2" office:value-type="float" office:value="0.00595038" calcext:value-type="float">
            <text:p>0.00595038</text:p>
          </table:table-cell>
          <table:table-cell table:formula="of:=(0.265+0.291)/2" office:value-type="float" office:value="0.278" calcext:value-type="float">
            <text:p>0.2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61" calcext:value-type="float">
            <text:p>0.261</text:p>
          </table:table-cell>
          <table:table-cell table:formula="of:=(0.0025777+0.0062228)/2" office:value-type="float" office:value="0.00440025" calcext:value-type="float">
            <text:p>0.00440025</text:p>
          </table:table-cell>
          <table:table-cell table:formula="of:=(0.273+0.207)/2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52" calcext:value-type="float">
            <text:p>0.252</text:p>
          </table:table-cell>
          <table:table-cell table:formula="of:=SQRT((0.0017722^2+0.00187^2))" office:value-type="float" office:value="0.00257635262338058" calcext:value-type="float">
            <text:p>0.0025763526</text:p>
          </table:table-cell>
          <table:table-cell table:formula="of:=(0.196+0.132)/2"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997" calcext:value-type="float">
            <text:p>0.0997</text:p>
          </table:table-cell>
          <table:table-cell table:formula="of:=(0.001697+0.003155)/2" office:value-type="float" office:value="0.002426" calcext:value-type="float">
            <text:p>0.00242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787" calcext:value-type="float">
            <text:p>0.0787</text:p>
          </table:table-cell>
          <table:table-cell table:formula="of:=(0.00203+0.002667)/2" office:value-type="float" office:value="0.0023485" calcext:value-type="float">
            <text:p>0.0023485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267" calcext:value-type="float">
            <text:p>0.00267</text:p>
          </table:table-cell>
          <table:table-cell table:formula="of:=(0.06139+0.0822)/2" office:value-type="float" office:value="0.071795" calcext:value-type="float">
            <text:p>0.071795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367" calcext:value-type="float">
            <text:p>0.00367</text:p>
          </table:table-cell>
          <table:table-cell table:formula="of:=(0.0954+0.06922)/2" office:value-type="float" office:value="0.08231" calcext:value-type="float">
            <text:p>0.08231</text:p>
          </table:table-cell>
          <table:table-cell office:value-type="float" office:value="0.0599" calcext:value-type="float">
            <text:p>0.05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333" calcext:value-type="float">
            <text:p>0.000333</text:p>
          </table:table-cell>
          <table:table-cell table:formula="of:=(0.0897+0.3788)/2" office:value-type="float" office:value="0.23425" calcext:value-type="float">
            <text:p>0.23425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/>
          <table:table-cell table:formula="of:=(0.0109+0.0108)/2" office:value-type="float" office:value="0.01085" calcext:value-type="float">
            <text:p>0.010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0/00/0000</text:date>, <text:time style:data-style-name="N2" text:time-value="16:11:08.129852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3:58:39.840801349</meta:creation-date>
    <dc:date>2018-09-03T16:30:37.141938764</dc:date>
    <meta:editing-duration>PT2H40M32S</meta:editing-duration>
    <meta:editing-cycles>9</meta:editing-cycles>
    <meta:generator>LibreOffice/5.1.6.2$Linux_X86_64 LibreOffice_project/10m0$Build-2</meta:generator>
    <meta:document-statistic meta:table-count="1" meta:cell-count="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6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TeXGyreTermes" style:font-style-name="Regular" fo:font-size="12pt" style:font-size-asian="10pt" style:font-size-complex="10pt"/>
    </style:style>
    <style:style style:name="ch4" style:family="chart">
      <style:chart-properties style:rotation-angle="0"/>
      <style:text-properties fo:font-family="'TeX Gyre Termes Math'" style:font-style-name="Regular" fo:font-size="12pt" style:font-size-asian="9pt" style:font-size-complex="9pt"/>
    </style:style>
    <style:style style:name="ch5" style:family="chart" style:data-style-name="N0">
      <style:chart-properties chart:display-label="true" chart:logarithmic="false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TeXGyreTermes" style:font-style-name="Regular"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8.95cm" xlink:href=".." xlink:type="simple" chart:class="chart:scatter" chart:style-name="ch1">
        <chart:plot-area chart:style-name="ch2" table:cell-range-address="Sheet1.A2:Sheet1.B11 Sheet1.B1:Sheet1.B1" chart:data-source-has-labels="row" svg:x="0.319cm" svg:y="0.179cm" svg:width="15.358cm" svg:height="7.467cm">
          <chartooo:coordinate-region svg:x="1.311cm" svg:y="0.471cm" svg:width="14.047cm" svg:height="6.343cm"/>
          <chart:axis chart:dimension="x" chart:name="primary-x" chart:style-name="ch3">
            <chart:title svg:x="7.385cm" svg:y="7.782cm" chart:style-name="ch4">
              <text:p>epochs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n-zero gradient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1</svg:desc>
                </draw:g>
              </table:table-cell>
              <table:table-cell office:value-type="float" office:value="0.208">
                <text:p>0.208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347">
                <text:p>0.3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0997">
                <text:p>0.0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0787">
                <text:p>0.07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0.00267">
                <text:p>0.002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00367">
                <text:p>0.003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000333">
                <text:p>0.000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eX Gyre Termes Math'" style:font-style-name="Regular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6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TeXGyreTermes" style:font-style-name="Regular" fo:font-size="12pt" style:font-size-asian="10pt" style:font-size-complex="10pt"/>
    </style:style>
    <style:style style:name="ch5" style:family="chart">
      <style:chart-properties style:rotation-angle="0"/>
      <style:text-properties fo:font-family="'TeX Gyre Termes Math'" style:font-style-name="Regular"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TeXGyreTermes" style:font-style-name="Regular"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svg:x="10.264cm" svg:y="7.716cm" style:legend-expansion="custom" chartooo:width="4.937cm" chartooo:height="1.202cm" style:legend-expansion-aspect-ratio="4.10732113144759" chart:style-name="ch2"/>
        <chart:plot-area chart:style-name="ch3" table:cell-range-address="Sheet1.A2:Sheet1.A12 Sheet1.C1:Sheet1.D12" chart:data-source-has-labels="row" svg:x="0.319cm" svg:y="0.18cm" svg:width="15.36cm" svg:height="7.52cm">
          <chartooo:coordinate-region svg:x="1.311cm" svg:y="0.472cm" svg:width="14.049cm" svg:height="6.396cm"/>
          <chart:axis chart:dimension="x" chart:name="primary-x" chart:style-name="ch4">
            <chart:title svg:x="7.342cm" svg:y="7.78cm" chart:style-name="ch5">
              <text:p>epoch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2:Sheet1.C12" chart:label-cell-address="Sheet1.C1:Sheet1.C1" chart:class="chart:scatter">
            <chart:domain table:cell-range-address="Sheet1.A2:Sheet1.A12"/>
            <chart:data-point chart:repeated="11"/>
          </chart:series>
          <chart:series chart:style-name="ch9" chart:values-cell-range-address="Sheet1.D2:Sheet1.D12" chart:label-cell-address="Sheet1.D1:Sheet1.D1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ngeon Lever Game</text:p>
                <draw:g>
                  <svg:desc>Sheet1.C1:Sheet1.C1</svg:desc>
                </draw:g>
              </table:table-cell>
              <table:table-cell office:value-type="string">
                <text:p>Waiting Lever Gam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2</svg:desc>
                </draw:g>
              </table:table-cell>
              <table:table-cell office:value-type="float" office:value="0.015921">
                <text:p>0.015921</text:p>
                <draw:g>
                  <svg:desc>Sheet1.C2:Sheet1.C12</svg:desc>
                </draw:g>
              </table:table-cell>
              <table:table-cell office:value-type="float" office:value="0.09355">
                <text:p>0.09355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6794">
                <text:p>0.006794</text:p>
              </table:table-cell>
              <table:table-cell office:value-type="float" office:value="0.3265">
                <text:p>0.3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00595038">
                <text:p>0.00595038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00440025">
                <text:p>0.0044002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0257635262338058">
                <text:p>0.00257635262338058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002426">
                <text:p>0.002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0023485">
                <text:p>0.0023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0.071795">
                <text:p>0.071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08231">
                <text:p>0.08231</text:p>
              </table:table-cell>
              <table:table-cell office:value-type="float" office:value="0.0599">
                <text:p>0.0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23425">
                <text:p>0.23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0.01085">
                <text:p>0.010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